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1bb4f" officeooo:paragraph-rsid="0001bb4f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none" officeooo:rsid="0001bb4f" officeooo:paragraph-rsid="0003f763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officeooo:rsid="0001bb4f" officeooo:paragraph-rsid="0001bb4f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none" officeooo:rsid="0001bb4f" officeooo:paragraph-rsid="0001bb4f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style:text-underline-style="none" officeooo:rsid="0001bb4f" officeooo:paragraph-rsid="0003a8a7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officeooo:rsid="0001bb4f" officeooo:paragraph-rsid="0001bb4f" style:font-size-asian="26pt" style:font-size-complex="26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5pt" style:text-underline-style="none" officeooo:rsid="0001bb4f" officeooo:paragraph-rsid="0001bb4f" style:font-size-asian="15pt" style:font-size-complex="15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5pt" style:text-underline-style="none" officeooo:rsid="0001bb4f" officeooo:paragraph-rsid="00024e5a" style:font-size-asian="15pt" style:font-size-complex="15pt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5pt" style:text-underline-style="none" officeooo:rsid="0003f763" officeooo:paragraph-rsid="0003f763" style:font-size-asian="15pt" style:font-size-complex="15pt"/>
    </style:style>
    <style:style style:name="P10" style:family="paragraph" style:parent-style-name="Standard" style:list-style-name="L4">
      <style:paragraph-properties fo:text-align="start" style:justify-single-word="false"/>
      <style:text-properties fo:font-size="15pt" style:text-underline-style="none" officeooo:rsid="0003f763" officeooo:paragraph-rsid="0003f763" style:font-size-asian="15pt" style:font-size-complex="15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5pt" style:text-underline-style="none" officeooo:rsid="00024e5a" officeooo:paragraph-rsid="00024e5a" style:font-size-asian="15pt" style:font-size-complex="15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5pt" style:text-underline-style="none" officeooo:rsid="0004bccf" officeooo:paragraph-rsid="0004bccf" style:font-size-asian="15pt" style:font-size-complex="15pt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5pt" style:text-underline-style="none" officeooo:rsid="0004bccf" officeooo:paragraph-rsid="0004bccf" style:font-size-asian="15pt" style:font-size-complex="15pt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5pt" style:text-underline-style="none" officeooo:rsid="0004bccf" officeooo:paragraph-rsid="0004bccf" style:font-size-asian="15pt" style:font-size-complex="15pt"/>
    </style:style>
    <style:style style:name="P15" style:family="paragraph" style:parent-style-name="Standard" style:list-style-name="L5">
      <style:paragraph-properties fo:text-align="start" style:justify-single-word="false"/>
      <style:text-properties fo:font-size="15pt" style:text-underline-style="none" officeooo:rsid="0004bccf" officeooo:paragraph-rsid="0004bccf" style:font-size-asian="15pt" style:font-size-complex="15pt"/>
    </style:style>
    <style:style style:name="P16" style:family="paragraph" style:parent-style-name="Standard" style:list-style-name="L6">
      <style:paragraph-properties fo:text-align="start" style:justify-single-word="false"/>
      <style:text-properties fo:font-size="15pt" style:text-underline-style="none" officeooo:rsid="0004bccf" officeooo:paragraph-rsid="0004bccf" style:font-size-asian="15pt" style:font-size-complex="15pt"/>
    </style:style>
    <style:style style:name="P17" style:family="paragraph" style:parent-style-name="Standard" style:list-style-name="L7">
      <style:paragraph-properties fo:text-align="start" style:justify-single-word="false"/>
      <style:text-properties fo:font-size="15pt" style:text-underline-style="none" officeooo:rsid="0004bccf" officeooo:paragraph-rsid="0004bccf" style:font-size-asian="15pt" style:font-size-complex="15pt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5pt" officeooo:paragraph-rsid="0003f763" style:font-size-asian="15pt" style:font-size-complex="15pt"/>
    </style:style>
    <style:style style:name="T1" style:family="text">
      <style:text-properties officeooo:rsid="00024e5a"/>
    </style:style>
    <style:style style:name="T2" style:family="text">
      <style:text-properties officeooo:rsid="0003a8a7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3f763" style:font-weight-asian="bold" style:font-weight-complex="bold"/>
    </style:style>
    <style:style style:name="T5" style:family="text">
      <style:text-properties style:text-underline-style="none" officeooo:rsid="0003f7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ZChapter7</text:p>
      <text:p text:style-name="P3"/>
      <text:p text:style-name="P1">User Management</text:p>
      <text:list xml:id="list7517351900159721735" text:style-name="L1">
        <text:list-item>
          <text:p text:style-name="P7">Home Page</text:p>
        </text:list-item>
        <text:list-item>
          <text:p text:style-name="P7">Sign Up</text:p>
        </text:list-item>
        <text:list-item>
          <text:p text:style-name="P7">Login</text:p>
        </text:list-item>
      </text:list>
      <text:list xml:id="list6991365010892156308" text:style-name="L2">
        <text:list-item>
          <text:list>
            <text:list-header>
              <text:p text:style-name="P9">1.Forgotten Password.</text:p>
              <text:p text:style-name="P18"><text:span text:style-name="T5">2.Change Password mail will be </text:span>generate<text:span text:style-name="T5">.</text:span></text:p>
            </text:list-header>
          </text:list>
        </text:list-item>
      </text:list>
      <text:list xml:id="list171604685491553" text:continue-list="list7517351900159721735" text:style-name="L1">
        <text:list-item>
          <text:p text:style-name="P7">Our Process</text:p>
        </text:list-item>
        <text:list-item>
          <text:p text:style-name="P7">learning Center</text:p>
        </text:list-item>
      </text:list>
      <text:p text:style-name="P4"><text:tab/><text:tab/><text:span text:style-name="T1">1.Searching Artical</text:span></text:p>
      <text:p text:style-name="P5"><text:tab/><text:tab/><text:span text:style-name="T1">2.Showing Catagory Tabs</text:span></text:p>
      <text:p text:style-name="P5"><text:tab/><text:tab/><text:span text:style-name="T2">3.Based on the Category the Articles can be filtered.</text:span></text:p>
      <text:p text:style-name="P5"><text:tab/><text:tab/><text:span text:style-name="T2">4.With the each Article, click Read More icon to open Article <text:tab/><text:tab/><text:tab/> <text:s text:c="3"/>details Page</text:span></text:p>
      <text:p text:style-name="P5"><text:tab/><text:tab/><text:span text:style-name="T2">5. In the Article details page , by clicking on ‘Read More’ <text:s/>therest of <text:tab/><text:tab/> <text:s text:c="3"/>the Article details will be shown.</text:span></text:p>
      <text:list xml:id="list171604998901965" text:continue-numbering="true" text:style-name="L1">
        <text:list-item>
          <text:p text:style-name="P7">Service Terms</text:p>
        </text:list-item>
        <text:list-item>
          <text:p text:style-name="P8"><text:span text:style-name="T1">C</text:span>areer</text:p>
        </text:list-item>
        <text:list-item>
          <text:p text:style-name="P11">Team</text:p>
        </text:list-item>
        <text:list-item>
          <text:p text:style-name="P8"><text:span text:style-name="T1">S</text:span>upporters<text:tab/></text:p>
        </text:list-item>
        <text:list-item>
          <text:p text:style-name="P12">Logout</text:p>
        </text:list-item>
      </text:list>
      <text:p text:style-name="P2"><text:tab/><text:tab/><text:tab/><text:tab/><text:tab/><text:span text:style-name="T4">Admin </text:span><text:span text:style-name="T3">Management</text:span></text:p>
      <text:list xml:id="list2856291723260664612" text:style-name="L3">
        <text:list-item>
          <text:p text:style-name="P13">Login</text:p>
        </text:list-item>
      </text:list>
      <text:list xml:id="list785536396687346771" text:style-name="L4">
        <text:list-item>
          <text:p text:style-name="P10">Home Page</text:p>
        </text:list-item>
        <text:list-item>
          <text:p text:style-name="P10">Static Page</text:p>
          <text:list>
            <text:list-item>
              <text:list>
                <text:list-header>
                  <text:p text:style-name="P14">1.Edit</text:p>
                  <text:p text:style-name="P14">2.Delete</text:p>
                </text:list-header>
              </text:list>
            </text:list-item>
          </text:list>
        </text:list-item>
        <text:list-item>
          <text:p text:style-name="P10">User Management</text:p>
        </text:list-item>
      </text:list>
      <text:list xml:id="list8291078469564983583" text:style-name="L5">
        <text:list-item>
          <text:list>
            <text:list-item>
              <text:list>
                <text:list-item>
                  <text:p text:style-name="P15">Edit</text:p>
                </text:list-item>
                <text:list-item>
                  <text:p text:style-name="P15">Delete</text:p>
                </text:list-item>
                <text:list-item>
                  <text:p text:style-name="P15">Status Make Active or Inactive</text:p>
                </text:list-item>
              </text:list>
            </text:list-item>
          </text:list>
        </text:list-item>
      </text:list>
      <text:list xml:id="list171604739253540" text:continue-list="list785536396687346771" text:style-name="L4">
        <text:list-item>
          <text:p text:style-name="P10">Catagory Management</text:p>
        </text:list-item>
      </text:list>
      <text:list xml:id="list6694165672178061007" text:style-name="L6">
        <text:list-item>
          <text:list>
            <text:list-item>
              <text:list>
                <text:list-item>
                  <text:p text:style-name="P16">Add</text:p>
                </text:list-item>
                <text:list-item>
                  <text:p text:style-name="P16">Edit</text:p>
                </text:list-item>
                <text:list-item>
                  <text:p text:style-name="P16">Delete</text:p>
                </text:list-item>
                <text:list-item>
                  <text:p text:style-name="P16">Status Make Active or Inactive</text:p>
                </text:list-item>
              </text:list>
            </text:list-item>
          </text:list>
        </text:list-item>
      </text:list>
      <text:list xml:id="list171604644439271" text:continue-list="list171604739253540" text:style-name="L4">
        <text:list-item>
          <text:p text:style-name="P14">Article Management</text:p>
        </text:list-item>
      </text:list>
      <text:list xml:id="list8239660911614682455" text:style-name="L7">
        <text:list-item>
          <text:list>
            <text:list-item>
              <text:p text:style-name="P17">Add</text:p>
            </text:list-item>
            <text:list-item>
              <text:p text:style-name="P17">Edit</text:p>
            </text:list-item>
            <text:list-item>
              <text:p text:style-name="P17"><text:soft-page-break/>Delete</text:p>
            </text:list-item>
          </text:list>
        </text:list-item>
      </text:list>
      <text:list xml:id="list171606258775886" text:continue-list="list171604644439271" text:style-name="L4">
        <text:list-item>
          <text:p text:style-name="P14">Logou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17:10:27.883522560</meta:creation-date>
    <meta:editing-duration>PT4M47S</meta:editing-duration>
    <meta:editing-cycles>2</meta:editing-cycles>
    <meta:generator>LibreOffice/5.1.6.2$Linux_X86_64 LibreOffice_project/10m0$Build-2</meta:generator>
    <dc:date>2019-04-03T17:15:02.203928011</dc:date>
    <meta:document-statistic meta:table-count="0" meta:image-count="0" meta:object-count="0" meta:page-count="2" meta:paragraph-count="39" meta:word-count="136" meta:character-count="724" meta:non-whitespace-character-count="626"/>
  </office:meta>
</office:document-meta>
</file>